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b19c6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101b" officeooo:paragraph-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P15" style:family="paragraph" style:parent-style-name="CabecalhoTabela">
      <style:paragraph-properties style:snap-to-layout-grid="false"/>
    </style:style>
    <style:style style:name="P16" style:family="paragraph" style:parent-style-name="CabecalhoTabela">
      <style:paragraph-properties style:snap-to-layout-grid="false"/>
      <style:text-properties officeooo:paragraph-rsid="0002101b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0d352d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20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e6f81"/>
    </style:style>
    <style:style style:name="P2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2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4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8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2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081c7" officeooo:paragraph-rsid="001081c7"/>
    </style:style>
    <style:style style:name="P3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35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e11a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d352d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fo:font-size="11pt" style:font-name-asian="Times New Roman" style:font-size-asian="11pt"/>
    </style:style>
    <style:style style:name="T11" style:family="text">
      <style:text-properties fo:font-size="11pt" officeooo:rsid="00023a1f" style:font-name-asian="Times New Roman" style:font-size-asian="11pt" style:font-size-complex="11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officeooo:rsid="004b5cce" style:font-name-asian="Times New Roman" style:font-size-asian="10pt"/>
    </style:style>
    <style:style style:name="T14" style:family="text">
      <style:text-properties fo:font-size="10pt" officeooo:rsid="0007aab8" style:font-name-asian="Times New Roman" style:font-size-asian="10pt"/>
    </style:style>
    <style:style style:name="T15" style:family="text">
      <style:text-properties fo:font-size="10pt" style:font-size-asian="8.75pt" style:font-size-complex="10pt"/>
    </style:style>
    <style:style style:name="T16" style:family="text">
      <style:text-properties officeooo:rsid="00096d4a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081c7"/>
    </style:style>
    <style:style style:name="T20" style:family="text">
      <style:text-properties officeooo:rsid="000b19c6"/>
    </style:style>
    <style:style style:name="T21" style:family="text">
      <style:text-properties officeooo:rsid="000d896c"/>
    </style:style>
    <style:style style:name="T22" style:family="text">
      <style:text-properties officeooo:rsid="000e6f8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6">GRH</text:span> – Gestão de <text:span text:style-name="T6">Recursos Humanos</text:span></text:p>
      <text:p text:style-name="P8"/>
      <text:p text:style-name="P6">Documento de Especificação de Caso de Uso</text:p>
      <text:p text:style-name="P6"/>
      <text:p text:style-name="P7">UC0<text:span text:style-name="T16">9</text:span> – <text:span text:style-name="T16">Realizar Frequência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Data</text:p>
          </table:table-cell>
          <table:table-cell table:style-name="Tabela1.A1" office:value-type="string">
            <text:p text:style-name="P15">Versão</text:p>
          </table:table-cell>
          <table:table-cell table:style-name="Tabela1.A1" office:value-type="string">
            <text:p text:style-name="P16">Responsável</text:p>
          </table:table-cell>
          <table:table-cell table:style-name="Tabela1.D1" office:value-type="string">
            <text:p text:style-name="P15">Alteração</text:p>
          </table:table-cell>
        </table:table-row>
        <table:table-row table:style-name="Tabela1.1">
          <table:table-cell table:style-name="Tabela1.A1" office:value-type="string">
            <text:p text:style-name="P17"><text:span text:style-name="T17">06</text:span>/<text:span text:style-name="T17">04</text:span>/201<text:span text:style-name="T17">5</text:span>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8">Jefferson da Silva Barbosa</text:p>
          </table:table-cell>
          <table:table-cell table:style-name="Tabela1.D1" office:value-type="string">
            <text:p text:style-name="P32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7"><text:span text:style-name="T17">06</text:span>/<text:span text:style-name="T17">04</text:span>/201<text:span text:style-name="T17">5</text:span></text:p>
          </table:table-cell>
          <table:table-cell table:style-name="Tabela1.A3" office:value-type="string">
            <text:p text:style-name="P17">1.<text:span text:style-name="T19">1</text:span></text:p>
          </table:table-cell>
          <table:table-cell table:style-name="Tabela1.A3" office:value-type="string">
            <text:p text:style-name="P18">Jefferson da Silva Barbosa</text:p>
          </table:table-cell>
          <table:table-cell table:style-name="Tabela1.D3" office:value-type="string">
            <text:p text:style-name="P33">Definição do fluxo principal e pré-condições</text:p>
          </table:table-cell>
        </table:table-row>
        <table:table-row table:style-name="Tabela1.1">
          <table:table-cell table:style-name="Tabela1.A3" office:value-type="string">
            <text:p text:style-name="P19">29/04/2015</text:p>
          </table:table-cell>
          <table:table-cell table:style-name="Tabela1.A3" office:value-type="string">
            <text:p text:style-name="P19">2.0</text:p>
          </table:table-cell>
          <table:table-cell table:style-name="Tabela1.A3" office:value-type="string">
            <text:p text:style-name="P19">Beatriz Brito do Rêgo</text:p>
          </table:table-cell>
          <table:table-cell table:style-name="Tabela1.D3" office:value-type="string">
            <text:p text:style-name="P34">Atualização do documento</text:p>
          </table:table-cell>
        </table:table-row>
      </table:table>
      <text:section text:style-name="Sect1" text:name="Seção1">
        <text:list xml:id="list3232756459608170852" text:style-name="WW8Num2">
          <text:list-item>
            <text:h text:style-name="P23" text:outline-level="1"><text:bookmark-start text:name="_Ref439573339"/><text:bookmark-start text:name="_Ref418497390"/>CASOS DE USO: <text:span text:style-name="T16">Realizar Frequência</text:span></text:h>
            <text:list>
              <text:list-item>
                <text:h text:style-name="P25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0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s atores </text:span></text:span><text:span text:style-name="Fonte_20_parág._20_padrão"><text:span text:style-name="T9">realizam a frequência diária no sistema.</text:span></text:span></text:p>
        <text:list xml:id="list114804844542557" text:continue-numbering="true" text:style-name="WW8Num2">
          <text:list-item>
            <text:list>
              <text:list-item>
                <text:h text:style-name="P26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 e estagiário.</text:span></text:p>
        <text:list xml:id="list114804289462093" text:continue-numbering="true" text:style-name="WW8Num2">
          <text:list-item>
            <text:list>
              <text:list-item>
                <text:h text:style-name="P26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16">Ator seleciona opção para realizar frequência</text:span></text:p>
        <text:p text:style-name="P22">2.<text:tab/><text:span text:style-name="T22">Sistema redireciona estagiário para página de presença que contém:</text:span></text:p>
        <text:p text:style-name="P22"><text:span text:style-name="T22"><text:tab/>-Lista de dias cadastrados, e dias de reposições que podem vir a ser cadastrados</text:span></text:p>
        <text:p text:style-name="P22"><text:span text:style-name="T22"><text:tab/>-Status desta lista (presente, faltou ou aguardo)</text:span></text:p>
        <text:p text:style-name="P22"><text:tab/>-</text:p>
        <text:p text:style-name="P22"><text:span text:style-name="T22">nformações das presenças já realizadas como o valor em porcentagem, <text:s text:c="2"/></text:span></text:p>
        <text:p text:style-name="P21">Sistema verificar <text:span text:style-name="T22">pela data se o dia em questão é um dia de trabalho cadastrado</text:span></text:p>
        <text:p text:style-name="P2">3.<text:tab/><text:span text:style-name="T20">Sistema solicita confirmação da presença solicitando senha</text:span></text:p>
        <text:p text:style-name="P5">4.<text:tab/>Estagiário digita sua senha</text:p>
        <text:p text:style-name="P2"><text:span text:style-name="T21">5</text:span>.<text:tab/><text:span text:style-name="T20">Estagiário confirma sua presença</text:span></text:p>
        <text:p text:style-name="P4"><text:span text:style-name="T21">6</text:span>.<text:tab/>O sistema envia uma mensagem de confirmação</text:p>
        <text:p text:style-name="P14"><text:s/></text:p>
        <text:list xml:id="list114804149095391" text:continue-numbering="true" text:style-name="WW8Num2">
          <text:list-item>
            <text:list>
              <text:list-item>
                <text:h text:style-name="P27" text:outline-level="2"><text:soft-page-break/>Fluxos Alternativos </text:h>
              </text:list-item>
            </text:list>
          </text:list-item>
        </text:list>
        <text:p text:style-name="P3">1.<text:tab/><text:span text:style-name="T16">Ator seleciona opção para realizar frequência</text:span></text:p>
        <text:p text:style-name="P3">2.<text:tab/>Sistema verificar se o dia de trabalho é válido</text:p>
        <text:p text:style-name="P3">3.<text:tab/><text:span text:style-name="T20">Sistema informa que o dia de trabalho não é válido</text:span></text:p>
        <text:p text:style-name="P3">4.<text:tab/><text:span text:style-name="T20">Sistema redireciona para a página principal</text:span></text:p>
        <text:p text:style-name="P4"/>
        <text:p text:style-name="P13">1.6<text:tab/>Fluxos de Exceção</text:p>
        <text:p text:style-name="P13"><text:tab/><text:span text:style-name="T15">Não se aplica</text:span></text:p>
        <text:p text:style-name="P10"/>
        <text:list xml:id="list9066793794714577191" text:style-name="L1">
          <text:list-header>
            <text:p text:style-name="P36"><text:span text:style-name="T13">1.</text:span><text:span text:style-name="T14">7</text:span><text:span text:style-name="T11"> <text:tab/>Pré-Condições</text:span></text:p>
          </text:list-header>
        </text:list>
        <text:p text:style-name="P12">Usuário Autenticado</text:p>
        <text:p text:style-name="P12">Para que o caso de uso seja iniciado é necessário que o usuário esteja autenticando no sistema e possua permissão de acesso a esta funcionalidade</text:p>
        <text:p text:style-name="P11"/>
        <text:list xml:id="list114803293174803" text:continue-numbering="true" text:style-name="L1">
          <text:list-header>
            <text:p text:style-name="P37"><text:span text:style-name="T12">1.</text:span><text:span text:style-name="T14">8</text:span><text:span text:style-name="T12"> </text:span><text:span text:style-name="T10"><text:tab/>Pós-Condições</text:span></text:p>
            <text:p text:style-name="P38">Frequência com casos de uso UC08</text:p>
          </text:list-header>
        </text:list>
        <text:list xml:id="list114805131927239" text:continue-list="list114804149095391" text:style-name="WW8Num2">
          <text:list-item>
            <text:h text:style-name="P24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p text:style-name="P29">Relacionamento com caso de uso UC08</text:p>
        <text:list xml:id="list114804810288433" text:continue-numbering="true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0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14803815859395" text:continue-numbering="true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1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18T11:48:03.101762632</dc:date>
    <meta:print-date>2007-05-07T23:41:00</meta:print-date>
    <meta:editing-cycles>13</meta:editing-cycles>
    <meta:editing-duration>PT53M50S</meta:editing-duration>
    <meta:generator>LibreOffice/4.2.7.2$Linux_X86_64 LibreOffice_project/420m0$Build-2</meta:generator>
    <meta:document-statistic meta:table-count="1" meta:image-count="2" meta:object-count="0" meta:page-count="2" meta:paragraph-count="56" meta:word-count="288" meta:character-count="1765" meta:non-whitespace-character-count="152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